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43.8pt"/>
    </style:style>
    <style:style style:name="co10" style:family="table-column">
      <style:table-column-properties fo:break-before="auto" style:column-width="575.8pt"/>
    </style:style>
    <style:style style:name="co11" style:family="table-column">
      <style:table-column-properties fo:break-before="auto" style:column-width="74.21pt"/>
    </style:style>
    <style:style style:name="co12" style:family="table-column">
      <style:table-column-properties fo:break-before="auto" style:column-width="720.2pt"/>
    </style:style>
    <style:style style:name="co13" style:family="table-column">
      <style:table-column-properties fo:break-before="auto" style:column-width="160.64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0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fo:color="#b85c00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5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28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0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38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0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42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45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7" style:family="table-cell" style:parent-style-name="Default">
      <style:map style:condition="cell-content()=0" style:apply-style-name="Bad" style:base-cell-address="'Rough - DCS FA18C'.B2"/>
    </style:style>
    <style:style style:name="ce4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4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5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5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52" style:family="table-cell" style:parent-style-name="Default" style:data-style-name="N99">
      <style:map style:condition="cell-content()=1" style:apply-style-name="Bad" style:base-cell-address="'Rough - DCS FA18C'.N2"/>
    </style:style>
    <style:style style:name="ce53" style:family="table-cell" style:parent-style-name="Default">
      <style:map style:condition="cell-content()=0" style:apply-style-name="Bad" style:base-cell-address="'Rough - Elite Dangerous'.B2"/>
    </style:style>
    <style:style style:name="ce5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5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5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5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map style:condition="cell-content()=0" style:apply-style-name="Bad" style:base-cell-address="'Scratch - Commands'.D3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67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68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6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7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1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6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36" office:value-type="string" calcext:value-type="string" table:number-columns-spanned="7" table:number-rows-spanned="1">
            <text:p>Discrepancy</text:p>
          </table:table-cell>
          <table:covered-table-cell table:style-name="ce36"/>
          <table:covered-table-cell table:style-name="ce1"/>
          <table:covered-table-cell table:style-name="ce114"/>
          <table:covered-table-cell table:number-columns-repeated="3" table:style-name="ce116"/>
          <table:table-cell table:style-name="ce6" table:number-columns-repeated="45"/>
          <table:table-cell table:number-columns-repeated="960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  <table:table-cell table:number-columns-repeated="960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DCS – FA18C</text:p>
          </table:table-cell>
          <table:table-cell table:style-name="ce102" office:value-type="string" calcext:value-type="string">
            <office:annotation draw:style-name="gr1" draw:text-style-name="P2" svg:width="82.18pt" svg:height="51pt" svg:x="642.76pt" svg:y="35.86pt" draw:caption-point-x="-17.29pt" draw:caption-point-y="42.8pt">
              <dc:date>2019-10-15T00:00:00</dc:date>
              <text:p text:style-name="P1">DCS should use FFB stick/throttle inputs directly if possible.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DCS – FA18C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DCS – FA18C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DCS – FA18C</text:p>
          </table:table-cell>
          <table:table-cell table:style-name="ce102" office:value-type="string" calcext:value-type="string">
            <office:annotation draw:style-name="gr1" draw:text-style-name="P2" svg:width="82.18pt" svg:height="51pt" svg:x="642.76pt" svg:y="352.66pt" draw:caption-point-x="-17.29pt" draw:caption-point-y="42.8pt">
              <dc:date>2019-10-15T00:00:00</dc:date>
              <text:p text:style-name="P1">Iteration WILL be required to setup.</text:p>
            </office:annotation>
            <text:p>40% - T16KJG_<text:span text:style-name="T4">TH-Z</text:span></text:p>
            <text:p><text:span text:style-name="T7">40%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 office:value-type="string" calcext:value-type="string">
            <office:annotation draw:style-name="gr2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im</text:p>
          </table:table-cell>
          <table:table-cell table:style-name="ce92" office:value-type="string" calcext:value-type="string"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5]));OR(NOT(ISBLANK([.$F25]));OR(NOT(ISBLANK([.$G25]));NOT(ISBLANK([.$H25])))))" office:value-type="boolean" office:boolean-value="true" calcext:value-type="boolean">
            <text:p>TRUE</text:p>
          </table:table-cell>
          <table:table-cell table:style-name="ce112" table:formula="of:=OR(OR(OR(IF([.$P25]=1);IF([.$Q25]=1));IF([.$R25]=1));IF([.$S25]=1))" office:value-type="boolean" office:boolean-value="false" calcext:value-type="boolean">
            <text:p>FALSE</text:p>
          </table:table-cell>
          <table:table-cell table:style-name="ce113" table:formula="of:=AND(ISBLANK([.$E25]);NOT(ISBLANK([.$I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I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J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K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L2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1]));OR(NOT(ISBLANK([.$F31]));OR(NOT(ISBLANK([.$G31]));NOT(ISBLANK([.$H31])))))" office:value-type="boolean" office:boolean-value="true" calcext:value-type="boolean">
            <text:p>TRUE</text:p>
          </table:table-cell>
          <table:table-cell table:style-name="ce112" table:formula="of:=OR(OR(OR(IF([.$P31]=1);IF([.$Q31]=1));IF([.$R31]=1));IF([.$S31]=1))" office:value-type="boolean" office:boolean-value="false" calcext:value-type="boolean">
            <text:p>FALSE</text:p>
          </table:table-cell>
          <table:table-cell table:style-name="ce113" table:formula="of:=AND(ISBLANK([.$E31]);NOT(ISBLANK([.$I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I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J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K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L31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4" table:number-columns-repeated="2"/>
          <table:table-cell office:value-type="string" calcext:value-type="string">
            <text:p>DCS – FA18C</text:p>
          </table:table-cell>
          <table:table-cell table:style-name="ce15" office:value-type="string" calcext:value-type="string">
            <text:p>R_ALT SPC</text:p>
          </table:table-cell>
          <table:table-cell table:style-name="ce21" office:value-type="string" calcext:value-type="string">
            <text:p>T16KTR_<text:span text:style-name="T4">ST-2</text:span></text:p>
          </table:table-cell>
          <table:table-cell table:style-name="ce28"/>
          <table:table-cell table:style-name="ce30"/>
          <table:table-cell table:style-name="ce34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35"/>
          <table:table-cell table:style-name="ce38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40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42" table:formula="of:=AND(ISBLANK([.$E36]);NOT(ISBLANK([.$I36])))" office:value-type="boolean" office:boolean-value="false" calcext:value-type="boolean">
            <text:p>FALSE</text:p>
          </table:table-cell>
          <table:table-cell table:style-name="ce4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4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4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4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style-name="ce4" table:number-columns-repeated="100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8]));OR(NOT(ISBLANK([.$F38]));OR(NOT(ISBLANK([.$G38]));NOT(ISBLANK([.$H38])))))" office:value-type="boolean" office:boolean-value="true" calcext:value-type="boolean">
            <text:p>TRUE</text:p>
          </table:table-cell>
          <table:table-cell table:style-name="ce112" table:formula="of:=OR(OR(OR(IF([.$P38]=1);IF([.$Q38]=1));IF([.$R38]=1));IF([.$S38]=1))" office:value-type="boolean" office:boolean-value="false" calcext:value-type="boolean">
            <text:p>FALSE</text:p>
          </table:table-cell>
          <table:table-cell table:style-name="ce113" table:formula="of:=AND(ISBLANK([.$E38]);NOT(ISBLANK([.$I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I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J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K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L3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12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13" table:formula="of:=AND(ISBLANK([.$E40]);NOT(ISBLANK([.$I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8">Throttle-Paddle O_M </text:span><text:span text:style-name="T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6]));OR(NOT(ISBLANK([.$F56]));OR(NOT(ISBLANK([.$G56]));NOT(ISBLANK([.$H56])))))" office:value-type="boolean" office:boolean-value="true" calcext:value-type="boolean">
            <text:p>TRUE</text:p>
          </table:table-cell>
          <table:table-cell table:style-name="ce112" table:formula="of:=OR(OR(OR(IF([.$P56]=1);IF([.$Q56]=1));IF([.$R56]=1));IF([.$S56]=1))" office:value-type="boolean" office:boolean-value="false" calcext:value-type="boolean">
            <text:p>FALSE</text:p>
          </table:table-cell>
          <table:table-cell table:style-name="ce113" table:formula="of:=AND(ISBLANK([.$E56]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J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K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L56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8">Throttle-Paddle O_M </text:span><text:span text:style-name="T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8">Throttle-Paddle O_U </text:span><text:span text:style-name="T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8">Throttle-Paddle O_U </text:span><text:span text:style-name="T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8">Throttle-Paddle I_M </text:span><text:span text:style-name="T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2]));OR(NOT(ISBLANK([.$F62]));OR(NOT(ISBLANK([.$G62]));NOT(ISBLANK([.$H62])))))" office:value-type="boolean" office:boolean-value="true" calcext:value-type="boolean">
            <text:p>TRUE</text:p>
          </table:table-cell>
          <table:table-cell table:style-name="ce112" table:formula="of:=OR(OR(OR(IF([.$P62]=1);IF([.$Q62]=1));IF([.$R62]=1));IF([.$S62]=1))" office:value-type="boolean" office:boolean-value="false" calcext:value-type="boolean">
            <text:p>FALSE</text:p>
          </table:table-cell>
          <table:table-cell table:style-name="ce113" table:formula="of:=AND(ISBLANK([.$E62]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J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K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L6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8">Throttle-Paddle I_M </text:span><text:span text:style-name="T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8">Throttle-Paddle I_D </text:span><text:span text:style-name="T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8">Throttle-Paddle I_D </text:span><text:span text:style-name="T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1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8]));OR(NOT(ISBLANK([.$F68]));OR(NOT(ISBLANK([.$G68]));NOT(ISBLANK([.$H68])))))" office:value-type="boolean" office:boolean-value="true" calcext:value-type="boolean">
            <text:p>TRUE</text:p>
          </table:table-cell>
          <table:table-cell table:style-name="ce112" table:formula="of:=OR(OR(OR(IF([.$P68]=1);IF([.$Q68]=1));IF([.$R68]=1));IF([.$S68]=1))" office:value-type="boolean" office:boolean-value="false" calcext:value-type="boolean">
            <text:p>FALSE</text:p>
          </table:table-cell>
          <table:table-cell table:style-name="ce113" table:formula="of:=AND(ISBLANK([.$E68]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J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K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L6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1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9]));OR(NOT(ISBLANK([.$F69]));OR(NOT(ISBLANK([.$G69]));NOT(ISBLANK([.$H69])))))" office:value-type="boolean" office:boolean-value="true" calcext:value-type="boolean">
            <text:p>TRUE</text:p>
          </table:table-cell>
          <table:table-cell table:style-name="ce112" table:formula="of:=OR(OR(OR(IF([.$P69]=1);IF([.$Q69]=1));IF([.$R69]=1));IF([.$S69]=1))" office:value-type="boolean" office:boolean-value="false" calcext:value-type="boolean">
            <text:p>FALSE</text:p>
          </table:table-cell>
          <table:table-cell table:style-name="ce113" table:formula="of:=AND(ISBLANK([.$E69]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J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K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L6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1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2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12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113" table:formula="of:=AND(ISBLANK([.$E72]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2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2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3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6]));OR(NOT(ISBLANK([.$F76]));OR(NOT(ISBLANK([.$G76]));NOT(ISBLANK([.$H76])))))" office:value-type="boolean" office:boolean-value="true" calcext:value-type="boolean">
            <text:p>TRUE</text:p>
          </table:table-cell>
          <table:table-cell table:style-name="ce112" table:formula="of:=OR(OR(OR(IF([.$P76]=1);IF([.$Q76]=1));IF([.$R76]=1));IF([.$S76]=1))" office:value-type="boolean" office:boolean-value="false" calcext:value-type="boolean">
            <text:p>FALSE</text:p>
          </table:table-cell>
          <table:table-cell table:style-name="ce113" table:formula="of:=AND(ISBLANK([.$E76]);NOT(ISBLANK([.$I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I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J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K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L76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3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3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4">Selected</text:span> PTT</text:p>
            <text:p>MISUSE built-in voice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Special/Magic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1]));OR(NOT(ISBLANK([.$F81]));OR(NOT(ISBLANK([.$G81]));NOT(ISBLANK([.$H81])))))" office:value-type="boolean" office:boolean-value="true" calcext:value-type="boolean">
            <text:p>TRUE</text:p>
          </table:table-cell>
          <table:table-cell table:style-name="ce112" table:formula="of:=OR(OR(OR(IF([.$P81]=1);IF([.$Q81]=1));IF([.$R81]=1));IF([.$S81]=1))" office:value-type="boolean" office:boolean-value="false" calcext:value-type="boolean">
            <text:p>FALSE</text:p>
          </table:table-cell>
          <table:table-cell table:style-name="ce113" table:formula="of:=AND(ISBLANK([.$E81]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J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K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L81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Ground/Intercom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1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13" table:formula="of:=AND(ISBLANK([.$E82]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111.15pt" svg:height="28.09pt" svg:x="377.21pt" svg:y="2174.2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32</text:p>
          </table:table-cell>
          <table:table-cell table:style-name="ce10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5">Whisper</text:span> PTT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30</text:p>
          </table:table-cell>
          <table:table-cell table:style-name="ce10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office:annotation draw:style-name="gr4" draw:text-style-name="P2" svg:width="127.47pt" svg:height="45.52pt" svg:x="377.21pt" svg:y="2227.0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29</text:p>
          </table:table-cell>
          <table:table-cell table:style-name="ce10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<text:span text:style-name="T4">COVAS</text:span> PTT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DX28</text:p>
          </table:table-cell>
          <table:table-cell table:style-name="ce10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RESERVED</text:p>
          </table:table-cell>
          <table:table-cell table:style-name="ce11" office:value-type="string" calcext:value-type="string">
            <text:p>Elite Dangerous</text:p>
          </table:table-cell>
          <table:table-cell table:style-name="ce97"/>
          <table:table-cell table:style-name="ce10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RESERVED</text:p>
          </table:table-cell>
          <table:table-cell table:style-name="ce11" office:value-type="string" calcext:value-type="string">
            <text:p>Elite Dangerous</text:p>
          </table:table-cell>
          <table:table-cell table:style-name="ce97"/>
          <table:table-cell table:style-name="ce10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office:annotation draw:style-name="gr5" draw:text-style-name="P2" svg:width="150.46pt" svg:height="60.52pt" svg:x="377.21pt" svg:y="2728.6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office:annotation draw:style-name="gr5" draw:text-style-name="P2" svg:width="150.46pt" svg:height="60.52pt" svg:x="377.21pt" svg:y="2781.4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M </text:span><text:span text:style-name="T11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M </text:span><text:span text:style-name="T11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U </text:span><text:span text:style-name="T11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U </text:span><text:span text:style-name="T11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U </text:span><text:span text:style-name="T11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1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U </text:span><text:span text:style-name="T11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Waypoint Designate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D </text:span><text:span text:style-name="T11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4" office:value-type="string" calcext:value-type="string">
            <text:p>Event Mark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D </text:span><text:span text:style-name="T11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D </text:span><text:span text:style-name="T11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10">Ship I_D </text:span><text:span text:style-name="T11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 office:value-type="string" calcext:value-type="string"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6">Sensors</text:span> <text:span text:style-name="T6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/>
          <table:table-cell table:style-name="ce93"/>
          <table:table-cell table:style-name="ce11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mands.N3:Commands.S145">
            <calcext:condition calcext:apply-style-name="Bad" calcext:value="=1" calcext:base-cell-address="Commands.N3"/>
          </calcext:conditional-format>
          <calcext:conditional-format calcext:target-range-address="Commands.M38:Commands.M40 Commands.M51:Commands.M51 Commands.M53:Commands.M53 Commands.M35:Commands.M36 Commands.M4:Commands.M5 Commands.M7:Commands.M8 Commands.M10:Commands.M11 Commands.M16:Commands.M17 Commands.M19:Commands.M19 Commands.M21:Commands.M21 Commands.M13:Commands.M14 Commands.M31:Commands.M33 Commands.M68:Commands.M70 Commands.M80:Commands.M82 Commands.M72:Commands.M74 Commands.M76:Commands.M78 Commands.M84:Commands.M86 Commands.M88:Commands.M90 Commands.M92:Commands.M92 Commands.M94:Commands.M94 Commands.M42:Commands.M45 Commands.M96:Commands.M96 Commands.M98:Commands.M98 Commands.M101:Commands.M101 Commands.M103:Commands.M103 Commands.D105:Commands.E105 Commands.M105:Commands.M105 Commands.D107:Commands.E107 Commands.M107:Commands.M107 Commands.E110:Commands.E110 Commands.D110:Commands.D110 Commands.M110:Commands.M110 Commands.E115:Commands.E115 Commands.D115:Commands.D115 Commands.M115:Commands.M115 Commands.D117:Commands.E117 Commands.M117:Commands.M117 Commands.D119:Commands.E120 Commands.M119:Commands.M120 Commands.D122:Commands.E122 Commands.M122:Commands.M122 Commands.D125:Commands.E125 Commands.M125:Commands.M125 Commands.D130:Commands.E130 Commands.M130:Commands.M130 Commands.D132:Commands.E132 Commands.M132:Commands.M132 Commands.D134:Commands.E134 Commands.M134:Commands.M134 Commands.D136:Commands.E136 Commands.M136:Commands.M136 Commands.M47:Commands.M47 Commands.M49:Commands.M49 Commands.D4:Commands.E5 Commands.D7:Commands.E8 Commands.D10:Commands.E11 Commands.D13:Commands.E14 Commands.D16:Commands.E17 Commands.D19:Commands.E19 Commands.D21:Commands.E21 Commands.D31:Commands.E33 Commands.D35:Commands.E36 Commands.D38:Commands.E40 Commands.D51:Commands.E51 Commands.D53:Commands.E53 Commands.D68:Commands.E70 Commands.D72:Commands.E74 Commands.D76:Commands.E78 Commands.D80:Commands.E82 Commands.D84:Commands.E86 Commands.D88:Commands.E90 Commands.D92:Commands.E92 Commands.D94:Commands.E94 Commands.D42:Commands.E45 Commands.D96:Commands.E96 Commands.D98:Commands.E98 Commands.D101:Commands.E101 Commands.D103:Commands.E103 Commands.D47:Commands.E47 Commands.D49:Commands.E49 Commands.E144:Commands.E145 Commands.M144:Commands.M145 Commands.D56:Commands.E56 Commands.M56:Commands.M56 Commands.D58:Commands.E58 Commands.M58:Commands.M58 Commands.D62:Commands.E62 Commands.M62:Commands.M62 Commands.D64:Commands.E64 Commands.M64:Commands.M64 Commands.D23:Commands.E23 Commands.M23:Commands.M23 Commands.D25:Commands.E25 Commands.M25:Commands.M25 Commands.D27:Commands.E27 Commands.M27:Commands.M27 Commands.D29:Commands.E29 Commands.M29:Commands.M29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47" office:value-type="string" calcext:value-type="string">
            <text:p>L_ALT v</text:p>
          </table:table-cell>
          <table:table-cell table:style-name="ce48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4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5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51" table:formula="of:=AND(ISBLANK([.$C2]);NOT(ISBLANK([.$I2])))" office:value-type="boolean" office:boolean-value="false" calcext:value-type="boolean">
            <text:p>FALSE</text:p>
          </table:table-cell>
          <table:table-cell table:style-name="ce5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5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5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5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47" office:value-type="string" calcext:value-type="string">
            <text:p>R_ALT v</text:p>
          </table:table-cell>
          <table:table-cell table:style-name="ce48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4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5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51" table:formula="of:=AND(ISBLANK([.$C3]);NOT(ISBLANK([.$I3])))" office:value-type="boolean" office:boolean-value="false" calcext:value-type="boolean">
            <text:p>FALSE</text:p>
          </table:table-cell>
          <table:table-cell table:style-name="ce5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5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5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5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AutoThrust</text:p>
          </table:table-cell>
          <table:table-cell office:value-type="string" calcext:value-type="string">
            <text:p>L_ALT 9</text:p>
          </table:table-cell>
          <table:table-cell table:style-name="ce48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 table:number-rows-repeated="44">
          <table:table-cell table:number-columns-repeated="19"/>
        </table:table-row>
        <table:table-row table:style-name="ro1">
          <table:table-cell office:value-type="string" calcext:value-type="string">
            <text:p>V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12">Base O_D - </text:span><text:span text:style-name="T13">U</text:span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 Zoom</text:p>
          </table:table-cell>
          <table:table-cell/>
          <table:table-cell office:value-type="string" calcext:value-type="string">
            <text:p><text:span text:style-name="T3">HOTAS - </text:span><text:span text:style-name="T12">Base O_D – </text:span><text:span text:style-name="T1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office:annotation draw:style-name="gr6" draw:text-style-name="P2" svg:width="124.84pt" svg:height="61.68pt" svg:x="160.78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3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3 'Rough - DCS FA18C'.B2:'Rough - DCS FA18C'.C3 'Rough - DCS FA18C'.C5:'Rough - DCS FA18C'.C5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53" office:value-type="string" calcext:value-type="string">
            <text:p>L_ALT v</text:p>
          </table:table-cell>
          <table:table-cell table:style-name="ce5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56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5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58" table:formula="of:=AND(ISBLANK([.$C2]);NOT(ISBLANK([.$I2])))" office:value-type="boolean" office:boolean-value="false" calcext:value-type="boolean">
            <text:p>FALSE</text:p>
          </table:table-cell>
          <table:table-cell table:style-name="ce5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5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5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5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53" office:value-type="string" calcext:value-type="string">
            <text:p>R_ALT v</text:p>
          </table:table-cell>
          <table:table-cell table:style-name="ce5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56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5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58" table:formula="of:=AND(ISBLANK([.$C3]);NOT(ISBLANK([.$I3])))" office:value-type="boolean" office:boolean-value="false" calcext:value-type="boolean">
            <text:p>FALSE</text:p>
          </table:table-cell>
          <table:table-cell table:style-name="ce5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5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5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5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54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Menu Up</text:p>
          </table:table-cell>
          <table:table-cell office:value-type="string" calcext:value-type="string">
            <text:p>Up</text:p>
          </table:table-cell>
          <table:table-cell table:style-name="ce5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5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5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5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office:value-type="string" calcext:value-type="string">
            <text:p>V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12">Base O_D - </text:span><text:span text:style-name="T13">U</text:span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 Zoom</text:p>
          </table:table-cell>
          <table:table-cell/>
          <table:table-cell office:value-type="string" calcext:value-type="string">
            <text:p><text:span text:style-name="T3">HOTAS - </text:span><text:span text:style-name="T12">Base O_D – </text:span><text:span text:style-name="T1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office:annotation draw:style-name="gr6" draw:text-style-name="P2" svg:width="124.84pt" svg:height="61.68pt" svg:x="160.78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1" table:default-cell-style-name="ce124"/>
        <table:table-column table:style-name="co12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8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8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14">Variant unique buttons</text:span><text:span text:style-name="T15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8">Variant unique buttons.</text:span><text:span text:style-name="T16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8">Variant unique buttons. Intelligence. Accessories. Detailed updated reference.</text:span><text:span text:style-name="T16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8">Variant Unique Hat. </text:span><text:span text:style-name="T16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style-name="Default"/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7" draw:text-style-name="P2" svg:width="118.06pt" svg:height="70.58pt" svg:x="91.19pt" svg:y="661.46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16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8">Profile specific </text:span><text:span text:style-name="T16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8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8" draw:text-style-name="P2" svg:width="138.73pt" svg:height="39.63pt" svg:x="612.2pt" svg:y="869.24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17">Variant unique button.</text:span><text:span text:style-name="T15"> F5E Pitch Damper Cutoff.</text:span></text:p>
          </table:table-cell>
        </table:table-row>
        <table:table-row table:style-name="ro1" table:number-rows-repeated="104850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ervations" table:style-name="ta1">
        <table:table-column table:style-name="co13" table:default-cell-style-name="ce88"/>
        <table:table-column table:style-name="co13" table:default-cell-style-name="ce101"/>
        <table:table-column table:style-name="co6" table:number-columns-repeated="2" table:default-cell-style-name="ce88"/>
        <table:table-column table:style-name="co6" table:default-cell-style-name="ce109"/>
        <table:table-column table:style-name="co6" table:default-cell-style-name="ce88"/>
        <table:table-column table:style-name="co12" table:default-cell-style-name="Default"/>
        <table:table-row table:style-name="ro5">
          <table:table-cell office:value-type="string" calcext:value-type="string">
            <text:p>Input Keybind</text:p>
          </table:table-cell>
          <table:table-cell office:value-type="string" calcext:value-type="string">
            <text:p>HOTAS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Reasoning</text:p>
          </table:table-cell>
        </table:table-row>
        <table:table-row table:style-name="ro6">
          <table:table-cell table:style-name="Default"/>
          <table:table-cell table:style-name="Default" office:value-type="string" calcext:value-type="string">
            <text:p>T16KTR_TH-H3[UDRL] [O_U]</text:p>
          </table:table-cell>
          <table:table-cell table:style-name="Default" table:number-columns-repeated="3"/>
          <table:table-cell table:style-name="Default" office:value-type="string" calcext:value-type="string">
            <text:p>Elite Dangerous</text:p>
          </table:table-cell>
          <table:table-cell office:value-type="string" calcext:value-type="string">
            <text:p>Doubtful applicability.</text:p>
            <text:p>Intended for standby readiness management functions.</text:p>
          </table:table-cell>
        </table:table-row>
      </table:table>
      <table:table table:name="Notati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63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63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63"/>
          <table:table-cell table:number-columns-repeated="1022"/>
        </table:table-row>
        <table:table-row table:style-name="ro1">
          <table:table-cell table:style-name="ce63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63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63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63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3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18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6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36" office:value-type="string" calcext:value-type="string" table:number-columns-spanned="7" table:number-rows-spanned="1">
            <text:p>Discrepancy</text:p>
          </table:table-cell>
          <table:covered-table-cell table:style-name="ce36"/>
          <table:covered-table-cell table:style-name="ce1"/>
          <table:covered-table-cell table:style-name="ce114"/>
          <table:covered-table-cell table:number-columns-repeated="3" table:style-name="ce116"/>
          <table:table-cell table:style-name="ce6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6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69" table:formula="of:=AND(ISBLANK([.$E3]);NOT(ISBLANK([.$I3])))" office:value-type="boolean" office:boolean-value="false" calcext:value-type="boolean">
            <text:p>FALSE</text:p>
          </table:table-cell>
          <table:table-cell table:style-name="ce7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7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7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7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0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68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69" table:formula="of:=AND(ISBLANK([.$E4]);NOT(ISBLANK([.$I4])))" office:value-type="boolean" office:boolean-value="false" calcext:value-type="boolean">
            <text:p>FALSE</text:p>
          </table:table-cell>
          <table:table-cell table:style-name="ce7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7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7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7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68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69" table:formula="of:=AND(ISBLANK([.$E6]);NOT(ISBLANK([.$I6])))" office:value-type="boolean" office:boolean-value="false" calcext:value-type="boolean">
            <text:p>FALSE</text:p>
          </table:table-cell>
          <table:table-cell table:style-name="ce7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68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69" table:formula="of:=AND(ISBLANK([.$E7]);NOT(ISBLANK([.$I7])))" office:value-type="boolean" office:boolean-value="false" calcext:value-type="boolean">
            <text:p>FALSE</text:p>
          </table:table-cell>
          <table:table-cell table:style-name="ce7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7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7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7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68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69" table:formula="of:=AND(ISBLANK([.$E8]);NOT(ISBLANK([.$I8])))" office:value-type="boolean" office:boolean-value="false" calcext:value-type="boolean">
            <text:p>FALSE</text:p>
          </table:table-cell>
          <table:table-cell table:style-name="ce7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7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7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7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68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69" table:formula="of:=AND(ISBLANK([.$E10]);NOT(ISBLANK([.$I10])))" office:value-type="boolean" office:boolean-value="false" calcext:value-type="boolean">
            <text:p>FALSE</text:p>
          </table:table-cell>
          <table:table-cell table:style-name="ce7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7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7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7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68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69" table:formula="of:=AND(ISBLANK([.$E11]);NOT(ISBLANK([.$I11])))" office:value-type="boolean" office:boolean-value="false" calcext:value-type="boolean">
            <text:p>FALSE</text:p>
          </table:table-cell>
          <table:table-cell table:style-name="ce7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7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7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7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68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69" table:formula="of:=AND(ISBLANK([.$E14]);NOT(ISBLANK([.$I14])))" office:value-type="boolean" office:boolean-value="false" calcext:value-type="boolean">
            <text:p>FALSE</text:p>
          </table:table-cell>
          <table:table-cell table:style-name="ce7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7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7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7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68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69" table:formula="of:=AND(ISBLANK([.$E15]);NOT(ISBLANK([.$I15])))" office:value-type="boolean" office:boolean-value="false" calcext:value-type="boolean">
            <text:p>FALSE</text:p>
          </table:table-cell>
          <table:table-cell table:style-name="ce7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7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7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7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68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69" table:formula="of:=AND(ISBLANK([.$E17]);NOT(ISBLANK([.$I17])))" office:value-type="boolean" office:boolean-value="false" calcext:value-type="boolean">
            <text:p>FALSE</text:p>
          </table:table-cell>
          <table:table-cell table:style-name="ce7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7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7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7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68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69" table:formula="of:=AND(ISBLANK([.$E19]);NOT(ISBLANK([.$I19])))" office:value-type="boolean" office:boolean-value="false" calcext:value-type="boolean">
            <text:p>FALSE</text:p>
          </table:table-cell>
          <table:table-cell table:style-name="ce7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7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7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7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68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69" table:formula="of:=AND(ISBLANK([.$E21]);NOT(ISBLANK([.$I21])))" office:value-type="boolean" office:boolean-value="false" calcext:value-type="boolean">
            <text:p>FALSE</text:p>
          </table:table-cell>
          <table:table-cell table:style-name="ce7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7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7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7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68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69" table:formula="of:=AND(ISBLANK([.$E22]);NOT(ISBLANK([.$I22])))" office:value-type="boolean" office:boolean-value="false" calcext:value-type="boolean">
            <text:p>FALSE</text:p>
          </table:table-cell>
          <table:table-cell table:style-name="ce7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7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7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7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65"/>
          <table:table-cell table:style-name="ce66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68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69" table:formula="of:=AND(ISBLANK([.$E26]);NOT(ISBLANK([.$I26])))" office:value-type="boolean" office:boolean-value="false" calcext:value-type="boolean">
            <text:p>FALSE</text:p>
          </table:table-cell>
          <table:table-cell table:style-name="ce70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70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70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70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65"/>
          <table:table-cell table:style-name="ce66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68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69" table:formula="of:=AND(ISBLANK([.$E28]);NOT(ISBLANK([.$I28])))" office:value-type="boolean" office:boolean-value="false" calcext:value-type="boolean">
            <text:p>FALSE</text:p>
          </table:table-cell>
          <table:table-cell table:style-name="ce70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70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70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70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68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69" table:formula="of:=AND(ISBLANK([.$E34]);NOT(ISBLANK([.$I34])))" office:value-type="boolean" office:boolean-value="false" calcext:value-type="boolean">
            <text:p>FALSE</text:p>
          </table:table-cell>
          <table:table-cell table:style-name="ce70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70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70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70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68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69" table:formula="of:=AND(ISBLANK([.$E35]);NOT(ISBLANK([.$I35])))" office:value-type="boolean" office:boolean-value="false" calcext:value-type="boolean">
            <text:p>FALSE</text:p>
          </table:table-cell>
          <table:table-cell table:style-name="ce70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70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70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70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6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68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69" table:formula="of:=AND(ISBLANK([.$E36]);NOT(ISBLANK([.$I36])))" office:value-type="boolean" office:boolean-value="false" calcext:value-type="boolean">
            <text:p>FALSE</text:p>
          </table:table-cell>
          <table:table-cell table:style-name="ce70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70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70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70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66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68"/>
          <table:table-cell table:style-name="ce69"/>
          <table:table-cell table:style-name="ce70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65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67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68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69" table:formula="of:=AND(ISBLANK([.$E52]);NOT(ISBLANK([.$I52])))" office:value-type="boolean" office:boolean-value="true" calcext:value-type="boolean">
            <text:p>TRUE</text:p>
          </table:table-cell>
          <table:table-cell table:style-name="ce70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70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70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70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1:34:24.0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15T16:24:19.385000000</dc:date>
    <meta:editing-duration>P4DT12H36M30S</meta:editing-duration>
    <meta:editing-cycles>509</meta:editing-cycles>
    <meta:document-statistic meta:table-count="8" meta:cell-count="1445" meta:object-count="0"/>
  </office:meta>
</office:document-meta>
</file>